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Times, 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45de" officeooo:paragraph-rsid="001b45de"/>
    </style:style>
    <style:style style:name="P2" style:family="paragraph" style:parent-style-name="Standard" style:list-style-name="L1">
      <style:text-properties fo:font-size="14pt" officeooo:rsid="001b45de" officeooo:paragraph-rsid="001b45de" style:font-size-asian="14pt" style:font-size-complex="14pt"/>
    </style:style>
    <style:style style:name="P3" style:family="paragraph" style:parent-style-name="Standard" style:list-style-name="L1">
      <style:text-properties fo:font-size="14pt" officeooo:rsid="001b4802" officeooo:paragraph-rsid="001b4802" style:font-size-asian="14pt" style:font-size-complex="14pt"/>
    </style:style>
    <style:style style:name="P4" style:family="paragraph" style:parent-style-name="Standard" style:list-style-name="L1">
      <style:text-properties fo:font-size="14pt" officeooo:rsid="001cc84c" officeooo:paragraph-rsid="001cc84c" style:font-size-asian="14pt" style:font-size-complex="14pt"/>
    </style:style>
    <style:style style:name="P5" style:family="paragraph" style:parent-style-name="Standard" style:list-style-name="L1">
      <style:text-properties fo:font-size="14pt" officeooo:rsid="000acd60" officeooo:paragraph-rsid="001cc84c" style:font-size-asian="14pt" style:font-size-complex="14pt"/>
    </style:style>
    <style:style style:name="P6" style:family="paragraph" style:parent-style-name="Standard" style:list-style-name="L1">
      <style:text-properties fo:font-size="14pt" officeooo:rsid="000acd60" officeooo:paragraph-rsid="00233b5b" style:font-size-asian="14pt" style:font-size-complex="14pt"/>
    </style:style>
    <style:style style:name="P7" style:family="paragraph" style:parent-style-name="Standard" style:list-style-name="L1">
      <style:text-properties fo:font-size="14pt" officeooo:rsid="00202415" officeooo:paragraph-rsid="00202415" style:font-size-asian="14pt" style:font-size-complex="14pt"/>
    </style:style>
    <style:style style:name="P8" style:family="paragraph" style:parent-style-name="Standard" style:list-style-name="L1">
      <style:text-properties fo:font-size="14pt" officeooo:rsid="0021f20c" officeooo:paragraph-rsid="0021f20c" style:font-size-asian="14pt" style:font-size-complex="14pt"/>
    </style:style>
    <style:style style:name="P9" style:family="paragraph" style:parent-style-name="Standard">
      <style:text-properties fo:font-size="14pt" officeooo:rsid="0021f20c" officeooo:paragraph-rsid="0021f20c" style:font-size-asian="14pt" style:font-size-complex="14pt"/>
    </style:style>
    <style:style style:name="P10" style:family="paragraph" style:parent-style-name="Standard" style:list-style-name="L2">
      <style:text-properties fo:font-size="14pt" officeooo:rsid="0024e120" officeooo:paragraph-rsid="0024e120" style:font-size-asian="14pt" style:font-size-complex="14pt"/>
    </style:style>
    <style:style style:name="P11" style:family="paragraph" style:parent-style-name="Standard">
      <style:text-properties officeooo:paragraph-rsid="0025fdc0"/>
    </style:style>
    <style:style style:name="P12" style:family="paragraph" style:parent-style-name="Standard" style:list-style-name="L2">
      <style:text-properties officeooo:paragraph-rsid="0025fdc0"/>
    </style:style>
    <style:style style:name="P13" style:family="paragraph" style:parent-style-name="Standard" style:list-style-name="L2">
      <style:text-properties officeooo:rsid="002727c5" officeooo:paragraph-rsid="002727c5"/>
    </style:style>
    <style:style style:name="P14" style:family="paragraph" style:parent-style-name="Standard">
      <style:text-properties officeooo:rsid="002b7ec8" officeooo:paragraph-rsid="002b7ec8"/>
    </style:style>
    <style:style style:name="T1" style:family="text">
      <style:text-properties officeooo:rsid="001b4802"/>
    </style:style>
    <style:style style:name="T2" style:family="text">
      <style:text-properties officeooo:rsid="000acd60"/>
    </style:style>
    <style:style style:name="T3" style:family="text">
      <style:text-properties officeooo:rsid="0021f20c"/>
    </style:style>
    <style:style style:name="T4" style:family="text">
      <style:text-properties officeooo:rsid="0025be82"/>
    </style:style>
    <style:style style:name="T5" style:family="text">
      <style:text-properties officeooo:rsid="0025fdc0"/>
    </style:style>
    <style:style style:name="T6" style:family="text">
      <style:text-properties fo:font-variant="normal" fo:text-transform="none" fo:color="#212121" style:font-name="arial" fo:font-size="15.8000001907349pt" fo:letter-spacing="normal" fo:font-style="normal" fo:font-weight="normal"/>
    </style:style>
    <style:style style:name="T7" style:family="text">
      <style:text-properties fo:font-variant="normal" fo:text-transform="none" fo:color="#212121" style:font-name="arial" fo:font-size="14pt" fo:letter-spacing="normal" fo:font-style="normal" fo:font-weight="normal" style:font-size-asian="14pt" style:font-size-complex="14pt"/>
    </style:style>
    <style:style style:name="T8" style:family="text">
      <style:text-properties fo:font-variant="normal" fo:text-transform="none" fo:color="#212121" style:font-name="Liberation Serif" fo:font-size="14pt" fo:letter-spacing="normal" fo:font-style="normal" fo:font-weight="normal" style:font-size-asian="14pt" style:font-size-complex="14pt"/>
    </style:style>
    <style:style style:name="T9" style:family="text">
      <style:text-properties fo:font-variant="normal" fo:text-transform="none" fo:color="#212121" style:font-name="Liberation Serif" fo:font-size="14pt" fo:letter-spacing="normal" fo:font-style="normal" fo:font-weight="normal" officeooo:rsid="0025fdc0" style:font-size-asian="14pt" style:font-size-complex="14pt"/>
    </style:style>
    <style:style style:name="T10" style:family="text">
      <style:text-properties fo:font-variant="normal" fo:text-transform="none" fo:color="#212121" style:font-name="Liberation Serif" fo:font-size="14pt" fo:letter-spacing="normal" fo:font-style="normal" fo:font-weight="normal" officeooo:rsid="002637d7" style:font-size-asian="14pt" style:font-size-complex="14pt"/>
    </style:style>
    <style:style style:name="T11" style:family="text">
      <style:text-properties fo:font-variant="normal" fo:text-transform="none" fo:color="#212121" style:font-name="Liberation Serif" fo:font-size="14pt" fo:letter-spacing="normal" fo:font-style="normal" fo:font-weight="normal" officeooo:rsid="002d01f7" style:font-size-asian="14pt" style:font-size-complex="14pt"/>
    </style:style>
    <style:style style:name="T12" style:family="text">
      <style:text-properties fo:font-variant="normal" fo:text-transform="none" fo:color="#213646" style:font-name="Georgia" fo:font-size="10.3500003814697pt" fo:letter-spacing="normal" fo:font-style="normal" fo:font-weight="normal" officeooo:rsid="0025fdc0" style:font-size-asian="14pt" style:font-size-complex="14pt"/>
    </style:style>
    <style:style style:name="T13" style:family="text">
      <style:text-properties fo:font-variant="normal" fo:text-transform="none" fo:color="#1a1a1a" style:font-name="Liberation Serif" fo:font-size="14pt" fo:letter-spacing="normal" fo:font-style="normal" fo:font-weight="normal" officeooo:rsid="0025fdc0" style:font-size-asian="14pt" style:font-size-complex="14pt"/>
    </style:style>
    <style:style style:name="T14" style:family="text">
      <style:text-properties fo:font-size="14pt" officeooo:rsid="0025fdc0" style:font-size-asian="14pt" style:font-size-complex="14pt"/>
    </style:style>
    <style:style style:name="T15" style:family="text">
      <style:text-properties fo:font-size="14pt" officeooo:rsid="00291d7d" style:font-size-asian="14pt" style:font-size-complex="14pt"/>
    </style:style>
    <style:style style:name="T16" style:family="text">
      <style:text-properties style:font-name="Liberation Serif" fo:font-size="14pt" officeooo:rsid="0025fdc0" style:font-size-asian="14pt" style:font-size-complex="14pt"/>
    </style:style>
    <style:style style:name="T17" style:family="text">
      <style:text-properties officeooo:rsid="002637d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186218294179202685" text:style-name="L1">
        <text:list-item>
          <text:p text:style-name="P2">I am going to talk about superconductors.</text:p>
        </text:list-item>
        <text:list-item>
          <text:p text:style-name="P2">Superconductivity is ability of some matherials to have <text:span text:style-name="T1">no</text:span> electrical resistance at <text:span text:style-name="T1">low </text:span>temperature.</text:p>
        </text:list-item>
        <text:list-item>
          <text:p text:style-name="P3">This temperature difers for different matherials, but it is usually near absolutly zero.</text:p>
        </text:list-item>
        <text:list-item>
          <text:p text:style-name="P4">Firstly this phenomen was discovered in <text:span text:style-name="T2">1911 by Onnes.</text:span></text:p>
        </text:list-item>
        <text:list-item>
          <text:p text:style-name="P5">In subsequent decades, superconductivity was found in several materials at 7 K.</text:p>
        </text:list-item>
        <text:list-item>
          <text:p text:style-name="P5">In 1933 Meissner effect was discovered.</text:p>
        </text:list-item>
        <text:list-item>
          <text:p text:style-name="P4">In 1950th spesial theories for superconducting were formulated.</text:p>
        </text:list-item>
        <text:list-item>
          <text:p text:style-name="P6">Later superconducting was found at 77K, that make it attractive for commershial.</text:p>
        </text:list-item>
        <text:list-item>
          <text:p text:style-name="P7">This phenomen has wide application in modern life.</text:p>
        </text:list-item>
        <text:list-item>
          <text:p text:style-name="P7"><text:s/><text:span text:style-name="T3">It used by scientists in their reseachs.</text:span></text:p>
        </text:list-item>
        <text:list-item>
          <text:p text:style-name="P8">Also superconductivity is used in partical accelerators.</text:p>
        </text:list-item>
        <text:list-item>
          <text:p text:style-name="P8"><text:s/>I would like to finish by saying that, such states as USA <text:span text:style-name="T17">are</text:span> spending millions of dollars on superconductivity research</text:p>
        </text:list-item>
      </text:list>
      <text:p text:style-name="P9"/>
      <text:p text:style-name="P9"/>
      <text:p text:style-name="P9"/>
      <text:list xml:id="list6528818280271805982" text:style-name="L2">
        <text:list-item>
          <text:p text:style-name="P10">When was Meissner effect discovered?</text:p>
        </text:list-item>
        <text:list-item>
          <text:p text:style-name="P10">Where <text:span text:style-name="T5">is</text:span> superconductivity use<text:span text:style-name="T5">d</text:span> in modern life?</text:p>
        </text:list-item>
        <text:list-item>
          <text:p text:style-name="P10">What is superconduct<text:span text:style-name="T4">ivity</text:span>?</text:p>
        </text:list-item>
        <text:list-item>
          <text:p text:style-name="P12"><text:span text:style-name="T15">Are</text:span><text:span text:style-name="T14"> there superconduc</text:span><text:span text:style-name="T15">tors</text:span><text:span text:style-name="T14"> in</text:span><text:span text:style-name="T16"> </text:span><text:span text:style-name="T10">partical accelerators</text:span><text:span text:style-name="T9">?</text:span></text:p>
        </text:list-item>
      </text:list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4"><text:span text:style-name="T11">Грамматика</text:span><text:span text:style-name="T8"> параграф 38, особенности перевода пассивного залога, внимательно прочитать, а потом упражнения 3, 4 стр 235, 12 стр 240 (все 3 письменно)</text:span></text:p>
      <text:list xml:id="list170931486600974" text:continue-numbering="true" text:style-name="L2">
        <text:list-header>
          <text:p text:style-name="P13"/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Times, 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4:16:30.859804651</meta:creation-date>
    <dc:date>2019-04-16T17:09:30.864400689</dc:date>
    <meta:editing-duration>PT1H45M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82" meta:character-count="1155" meta:non-whitespace-character-count="1004"/>
  </office:meta>
</office:document-meta>
</file>